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2" svg:font-family="Verdan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Verdana1" fo:font-size="10pt" officeooo:paragraph-rsid="002b2701" style:font-size-asian="10pt" style:font-size-complex="10pt"/>
    </style:style>
    <style:style style:name="P2" style:family="paragraph" style:parent-style-name="Standard">
      <style:text-properties style:font-name="Verdana1" fo:font-size="10pt" officeooo:paragraph-rsid="0024dc6c" style:font-size-asian="10pt" style:font-size-complex="10pt"/>
    </style:style>
    <style:style style:name="P3" style:family="paragraph" style:parent-style-name="Standard">
      <style:text-properties style:font-name="Verdana1" fo:font-size="10pt" officeooo:paragraph-rsid="00305895" style:font-size-asian="10pt" style:font-size-complex="10pt"/>
    </style:style>
    <style:style style:name="P4" style:family="paragraph" style:parent-style-name="Standard">
      <style:text-properties style:font-name="Verdana1" fo:font-size="10pt" officeooo:rsid="0021fc76" officeooo:paragraph-rsid="00305895" style:font-size-asian="10pt" style:font-size-complex="10pt"/>
    </style:style>
    <style:style style:name="P5" style:family="paragraph" style:parent-style-name="Standard">
      <style:text-properties style:font-name="Verdana1" fo:font-size="10pt" officeooo:rsid="001a8352" officeooo:paragraph-rsid="00305895" style:font-size-asian="10pt" style:font-size-complex="10pt"/>
    </style:style>
    <style:style style:name="P6" style:family="paragraph" style:parent-style-name="Standard">
      <style:text-properties style:font-name="Verdana1" fo:font-size="10pt" fo:font-weight="bold" officeooo:rsid="002bdea1" officeooo:paragraph-rsid="002b2701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1" fo:font-size="10pt" fo:font-weight="bold" officeooo:paragraph-rsid="002b2701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1" fo:font-size="10pt" fo:font-weight="bold" officeooo:paragraph-rsid="00305895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Verdana1" fo:font-size="10pt" fo:font-weight="bold" officeooo:rsid="002fda9b" officeooo:paragraph-rsid="00305895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Verdana2" fo:font-size="10pt" fo:font-weight="bold" officeooo:paragraph-rsid="0024dc6c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Verdana2" fo:font-size="10pt" fo:font-weight="bold" officeooo:rsid="00061b30" officeooo:paragraph-rsid="0024dc6c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10pt" officeooo:paragraph-rsid="002b2701" style:font-size-asian="10pt" style:font-name-complex="Verdana3" style:font-size-complex="10pt"/>
    </style:style>
    <style:style style:name="P13" style:family="paragraph" style:parent-style-name="Standard">
      <style:text-properties style:font-name="Verdana" fo:font-size="10pt" fo:font-weight="bold" officeooo:rsid="002863e5" officeooo:paragraph-rsid="002b36f2" style:font-size-asian="10pt" style:font-weight-asian="bold" style:font-name-complex="Verdana3" style:font-size-complex="10pt" style:font-weight-complex="bold"/>
    </style:style>
    <style:style style:name="P14" style:family="paragraph" style:parent-style-name="Standard">
      <style:text-properties style:font-name="Times New Roman" fo:font-size="10pt" fo:font-weight="bold" officeooo:paragraph-rsid="002b2701" style:font-size-asian="10pt" style:font-weight-asian="bold" style:font-size-complex="10pt" style:font-weight-complex="bold"/>
    </style:style>
    <style:style style:name="P15" style:family="paragraph" style:parent-style-name="Standard">
      <style:text-properties fo:color="#cc0000" style:font-name="Verdana1" fo:font-size="10pt" fo:font-weight="bold" officeooo:rsid="00206f69" officeooo:paragraph-rsid="00305895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10b8" style:font-weight-asian="bold" style:font-weight-complex="bold"/>
    </style:style>
    <style:style style:name="T3" style:family="text">
      <style:text-properties fo:font-weight="normal" officeooo:rsid="002f933c" style:font-weight-asian="normal" style:font-weight-complex="normal"/>
    </style:style>
    <style:style style:name="T4" style:family="text">
      <style:text-properties fo:font-weight="normal" officeooo:rsid="002c10b8" style:font-weight-asian="normal" style:font-weight-complex="normal"/>
    </style:style>
    <style:style style:name="T5" style:family="text">
      <style:text-properties fo:font-weight="normal" officeooo:rsid="001a8352" style:font-weight-asian="normal" style:font-weight-complex="normal"/>
    </style:style>
    <style:style style:name="T6" style:family="text">
      <style:text-properties officeooo:rsid="001a8352"/>
    </style:style>
    <style:style style:name="T7" style:family="text">
      <style:text-properties officeooo:rsid="001de38d"/>
    </style:style>
    <style:style style:name="T8" style:family="text">
      <style:text-properties officeooo:rsid="0008eca3"/>
    </style:style>
    <style:style style:name="T9" style:family="text">
      <style:text-properties style:font-name="Verdana" style:font-name-complex="Verdana3"/>
    </style:style>
    <style:style style:name="T10" style:family="text">
      <style:text-properties style:font-name="Verdana" officeooo:rsid="0010890b" style:font-name-complex="Verdana3"/>
    </style:style>
    <style:style style:name="T11" style:family="text">
      <style:text-properties style:font-name="Verdana" officeooo:rsid="002863e5" style:font-name-complex="Verdana3"/>
    </style:style>
    <style:style style:name="T12" style:family="text">
      <style:text-properties style:font-name="Verdana" officeooo:rsid="002ffab7" style:font-name-complex="Verdana3"/>
    </style:style>
    <style:style style:name="T13" style:family="text">
      <style:text-properties style:font-name="Verdana" officeooo:rsid="00305895" style:font-name-complex="Verdana3"/>
    </style:style>
    <style:style style:name="T14" style:family="text">
      <style:text-properties style:font-name="Verdana" officeooo:rsid="00343dc9" style:font-name-complex="Verdana3"/>
    </style:style>
    <style:style style:name="T15" style:family="text">
      <style:text-properties officeooo:rsid="0021fc76"/>
    </style:style>
    <style:style style:name="T16" style:family="text">
      <style:text-properties officeooo:rsid="00305895"/>
    </style:style>
    <style:style style:name="T17" style:family="text">
      <style:text-properties officeooo:rsid="002c10b8"/>
    </style:style>
    <style:style style:name="T18" style:family="text">
      <style:text-properties officeooo:rsid="002dbb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8">Atividade_05_Int - </text:span>Livro AVR e Arduino – Técnicas de Projeto</text:p>
      <text:p text:style-name="P11">Capítulo: <text:span text:style-name="T16">6 (Interrupções)</text:span></text:p>
      <text:p text:style-name="P2"/>
      <text:p text:style-name="P8">Título: <text:span text:style-name="T17">Usando interrupções externas – INT0 e INT1 e PCINTs (Pin Change Interrupts)</text:span></text:p>
      <text:p text:style-name="P1"/>
      <text:p text:style-name="P3"><text:span text:style-name="T1">Objetivos: </text:span><text:span text:style-name="T4">Aprender a ativar e desativar as interrupções externas nos microcontroladores da Atmel</text:span></text:p>
      <text:p text:style-name="P3"/>
      <text:p text:style-name="P3"><text:span text:style-name="T3">Nesta prática </text:span><text:span text:style-name="T5">utilizaremos o Tinkercad para simular um circuito simples usando o microcontrolador Atmega328, utilizado nas placas Arduino UNO. Desta vez, programaremos usando um código C para acender e apagar LEDs usando interrupções externas.</text:span></text:p>
      <text:p text:style-name="P1"/>
      <text:p text:style-name="P7"><text:span text:style-name="T15">1. </text:span>Procedimentos:</text:p>
      <text:p text:style-name="P1"/>
      <text:p text:style-name="P3">1. <text:span text:style-name="T7">Acesse sua conta no Tinkercad (</text:span><text:a xlink:type="simple" xlink:href="http://tinkercad.com/" text:style-name="Internet_20_link" text:visited-style-name="Visited_20_Internet_20_Link"><text:span text:style-name="T7">tinkercad.com</text:span></text:a><text:span text:style-name="T7">) e vá para a aba circuits (</text:span><text:a xlink:type="simple" xlink:href="https://www.tinkercad.com/circuits" text:style-name="Internet_20_link" text:visited-style-name="Visited_20_Internet_20_Link"><text:span text:style-name="T7">https://www.tinkercad.com/circuits</text:span></text:a><text:span text:style-name="T7">).</text:span></text:p>
      <text:p text:style-name="P3"/>
      <text:p text:style-name="P3"><text:span text:style-name="T7">2</text:span>. <text:span text:style-name="T6">Você deve fazer um circuito capaz de ler três botões, ligados nas portas PB1, PC3 e PD7. Três LEDs devem ser colocados no circuito. Cada LED troca de estado (ligado → desligado e desligado → ligado) ao toque de um botão em particular. Um starter code é fornecido, mas note que ele usa as portas PORTC5:7.</text:span></text:p>
      <text:p text:style-name="P3"/>
      <text:p text:style-name="P4">3. <text:span text:style-name="T17">Você deve usar interrupções por mudança de pino (PCINTs) para detectar o clique dos botões, como no starter code. Você deve </text:span><text:span text:style-name="T2">eliminar o delay de 200ms</text:span><text:span text:style-name="T17"> dentro da rotina de interrupção do starter code, para que seu projeto seja avaliado. Note que algo deve ser feito neste caso, já que a interrupção pode ser ativada mais de uma vez no mesmo clique.</text:span></text:p>
      <text:p text:style-name="P5"/>
      <text:p text:style-name="P4">4. <text:span text:style-name="T18">Agora você deve ligar um botão a INT0 e ligar as interrupções na borda de descida no pino associado. Este botão deve apagar todos os LEDs, caso estejam apagados, deve acender todos os LEDs.</text:span></text:p>
      <text:p text:style-name="P1"/>
      <text:p text:style-name="P14"><text:span text:style-name="T12">5</text:span><text:span text:style-name="T9">. </text:span><text:span text:style-name="T10">Cole</text:span><text:span text:style-name="T9"> o código fonte do microcontrolador </text:span><text:span text:style-name="T10">ao final deste arquivo e</text:span><text:span text:style-name="T9"> </text:span><text:span text:style-name="T10">inclua a imagem</text:span><text:span text:style-name="T9"> de seu design. </text:span><text:span text:style-name="T11">Importante: Deixe seu circuito público no Tinkercad e cole o link para ele aqui:</text:span></text:p>
      <text:p text:style-name="P1"/>
      <text:p text:style-name="P7">ATENÇÃO: Documente seu código. Cada linha/bloco deve deixar explícito o seu papel.</text:p>
      <text:p text:style-name="P15">ATENÇÃO: <text:span text:style-name="T15">Na versão final do seu projeto, </text:span>as funções pinMode(), digitalWrite() <text:span text:style-name="T15">e digitalRead()</text:span> <text:span text:style-name="T15">são proibidas</text:span>. O uso delas fará a nota atribuída ser zero.</text:p>
      <text:p text:style-name="P7"/>
      <text:p text:style-name="P12"/>
      <text:p text:style-name="P12">______________________________________________________________</text:p>
      <text:p text:style-name="P6">RÚBRICA:</text:p>
      <text:p text:style-name="P9">Utilização do PCINT corretamente: 50%</text:p>
      <text:p text:style-name="P9">Utilização do INT corretamente: 50%</text:p>
      <text:p text:style-name="P6"/>
      <text:p text:style-name="P6"><text:span text:style-name="T10">Valor desta atividade na média: </text:span><text:span text:style-name="T13">0.</text:span><text:span text:style-name="T14">4</text:span></text:p>
      <text:p text:style-name="P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2" svg:font-family="Verdan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0:23:27.269174286</meta:creation-date>
    <meta:editing-duration>PT27M1S</meta:editing-duration>
    <meta:editing-cycles>7</meta:editing-cycles>
    <meta:generator>LibreOffice/5.2.7.2$Linux_X86_64 LibreOffice_project/20m0$Build-2</meta:generator>
    <dc:date>2022-05-06T10:10:56.768889432</dc:date>
    <meta:document-statistic meta:table-count="0" meta:image-count="0" meta:object-count="0" meta:page-count="1" meta:paragraph-count="18" meta:word-count="328" meta:character-count="2075" meta:non-whitespace-character-count="1763"/>
  </office:meta>
</office:document-meta>
</file>